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changeEvent.ge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hangeEvent.ExchangeEvent( MessageExchange exchange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changeEvent.getExchangeSource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xchangeEv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